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4" style:family="paragraph" style:parent-style-name="Standard">
      <style:text-properties style:font-name="Times New Roman" officeooo:paragraph-rsid="0015e5e1"/>
    </style:style>
    <style:style style:name="P5" style:family="paragraph" style:parent-style-name="Standard">
      <style:text-properties style:font-name="Times New Roman" style:text-underline-style="none" fo:font-weight="normal" officeooo:rsid="0006f166" officeooo:paragraph-rsid="001924ca" style:font-weight-asian="normal" style:font-weight-complex="normal"/>
    </style:style>
    <style:style style:name="P6" style:family="paragraph" style:parent-style-name="Standard">
      <style:text-properties style:font-name="Times New Roman" officeooo:paragraph-rsid="00179116"/>
    </style:style>
    <style:style style:name="P7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1924ca" style:font-weight-asian="bold" style:font-weight-complex="bold"/>
    </style:style>
    <style:style style:name="T1" style:family="text">
      <style:text-properties officeooo:rsid="001924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2"/>
      <text:p text:style-name="P6">import java.util.*;</text:p>
      <text:p text:style-name="P6">class quicksort {</text:p>
      <text:p text:style-name="P6"><text:s text:c="4"/>String sortarr [];</text:p>
      <text:p text:style-name="P6"><text:s text:c="4"/>int length;</text:p>
      <text:p text:style-name="P6"><text:s text:c="4"/>void input(){</text:p>
      <text:p text:style-name="P6"><text:s text:c="8"/>int itr = 0;</text:p>
      <text:p text:style-name="P6"><text:s text:c="8"/>Scanner sc = new Scanner(System.in);</text:p>
      <text:p text:style-name="P6"><text:s text:c="8"/>System.out.println("\nTotal Number Of String");</text:p>
      <text:p text:style-name="P6"><text:s text:c="8"/>length= sc.nextInt ();</text:p>
      <text:p text:style-name="P6"><text:s text:c="8"/>this.sortarr = new String [length];</text:p>
      <text:p text:style-name="P6"><text:s text:c="8"/>while (length&gt; itr){</text:p>
      <text:p text:style-name="P6"><text:s text:c="12"/>System.out.print("\n" +(itr+1)+" th String: \n");</text:p>
      <text:p text:style-name="P6"><text:s text:c="12"/>sortarr [itr] = sc. next();</text:p>
      <text:p text:style-name="P6"><text:s text:c="12"/>itr ++;</text:p>
      <text:p text:style-name="P6"><text:s text:c="8"/>}</text:p>
      <text:p text:style-name="P6"><text:s text:c="8"/>sort (0, length - 1); </text:p>
      <text:p text:style-name="P6"><text:s text:c="4"/>}</text:p>
      <text:p text:style-name="P6"><text:s text:c="4"/>void sort (int l, int h){</text:p>
      <text:p text:style-name="P6"><text:s text:c="8"/>int higher = h;</text:p>
      <text:p text:style-name="P6"><text:s text:c="8"/>int lower = l;</text:p>
      <text:p text:style-name="P6"><text:s text:c="8"/>String pivot = sortarr [ lower +( higher-lower )/2];</text:p>
      <text:p text:style-name="P6"><text:s text:c="8"/>while (lower &lt;= higher){</text:p>
      <text:p text:style-name="P6"><text:s text:c="12"/>while (sortarr[lower].compareToIgnoreCase (pivot)&lt; 0){</text:p>
      <text:p text:style-name="P6"><text:s text:c="16"/>lower++;</text:p>
      <text:p text:style-name="P6"><text:s text:c="12"/>}</text:p>
      <text:p text:style-name="P6"><text:s text:c="12"/>while (sortarr[higher].compareToIgnoreCase (pivot )&gt;0){</text:p>
      <text:p text:style-name="P6"><text:s text:c="16"/>higher--;</text:p>
      <text:p text:style-name="P6"><text:s text:c="12"/>}</text:p>
      <text:p text:style-name="P6"><text:s text:c="12"/>if (lower &lt;= higher){</text:p>
      <text:p text:style-name="P6"><text:s text:c="16"/>swap (higher, lower);</text:p>
      <text:p text:style-name="P6"><text:s text:c="16"/>lower++;</text:p>
      <text:p text:style-name="P6"><text:s text:c="16"/>higher--; </text:p>
      <text:p text:style-name="P6"><text:s text:c="12"/>}</text:p>
      <text:p text:style-name="P6"><text:s text:c="8"/>}</text:p>
      <text:p text:style-name="P6"><text:s text:c="8"/>if (l&lt;higher){</text:p>
      <text:p text:style-name="P6"><text:s text:c="12"/>sort (l, higher);</text:p>
      <text:p text:style-name="P6"><text:s text:c="8"/>}</text:p>
      <text:p text:style-name="P6"><text:s text:c="8"/>if (lower &lt;h){</text:p>
      <text:p text:style-name="P6"><text:s text:c="12"/>sort (lower, h);</text:p>
      <text:p text:style-name="P6"><text:s text:c="8"/>}</text:p>
      <text:p text:style-name="P6"><text:s text:c="4"/>}</text:p>
      <text:p text:style-name="P6"><text:s text:c="4"/>void swap (int higher, int lower){</text:p>
      <text:p text:style-name="P6"><text:s text:c="8"/>String temp = sortarr [ lower];</text:p>
      <text:p text:style-name="P6"><text:s text:c="8"/>sortarr [lower] = sortarr [higher];</text:p>
      <text:p text:style-name="P6"><text:s text:c="8"/>sortarr [higher] = temp;</text:p>
      <text:p text:style-name="P6"><text:s text:c="4"/>}</text:p>
      <text:p text:style-name="P6"><text:s text:c="4"/>void display(){</text:p>
      <text:p text:style-name="P6"><text:s text:c="8"/>quicksort sort1= new quicksort ();</text:p>
      <text:p text:style-name="P6"><text:s text:c="8"/>for (String c: sortarr){ </text:p>
      <text:p text:style-name="P6"><text:s text:c="8"/>System.out.print("\t"+c);</text:p>
      <text:p text:style-name="P6"><text:soft-page-break/><text:s text:c="8"/>}</text:p>
      <text:p text:style-name="P6"><text:s text:c="4"/>}</text:p>
      <text:p text:style-name="P6"><text:s text:c="4"/>public static void main(String[] args)</text:p>
      <text:p text:style-name="P6"><text:s text:c="4"/>{</text:p>
      <text:p text:style-name="P6"><text:s text:c="8"/>while (true){</text:p>
      <text:p text:style-name="P6"><text:s text:c="12"/>Scanner s = new Scanner (System.in); </text:p>
      <text:p text:style-name="P6"><text:s text:c="12"/>quicksort st= new quicksort ();</text:p>
      <text:p text:style-name="P6"><text:s text:c="12"/>int op = 0;</text:p>
      <text:p text:style-name="P6"><text:s text:c="12"/>while(true)</text:p>
      <text:p text:style-name="P6"><text:s text:c="12"/>{</text:p>
      <text:p text:style-name="P6"><text:s text:c="16"/>System.out.println ("\n\n Menu \n\n1-input \n2-sort and display \n3-EXIT");</text:p>
      <text:p text:style-name="P6"><text:s text:c="16"/>System.out.println("enter your choice :");</text:p>
      <text:p text:style-name="P6"><text:s text:c="16"/>op=s.nextInt ();</text:p>
      <text:p text:style-name="P6"><text:s text:c="16"/>switch (op)</text:p>
      <text:p text:style-name="P6"><text:s text:c="16"/>{</text:p>
      <text:p text:style-name="P6"><text:s text:c="20"/>case 1: st. input (); </text:p>
      <text:p text:style-name="P6"><text:s text:c="28"/>break;</text:p>
      <text:p text:style-name="P6"><text:s text:c="20"/>case 2: st. display();</text:p>
      <text:p text:style-name="P6"><text:s text:c="28"/>break;</text:p>
      <text:p text:style-name="P6"><text:s text:c="20"/>case 3: System.exit (0);</text:p>
      <text:p text:style-name="P6"><text:s text:c="20"/>default: System.out.println("error");</text:p>
      <text:p text:style-name="P6"><text:s text:c="16"/>}</text:p>
      <text:p text:style-name="P6"><text:s text:c="12"/>}</text:p>
      <text:p text:style-name="P6"><text:s text:c="8"/>}</text:p>
      <text:p text:style-name="P6"><text:s text:c="4"/>}</text:p>
      <text:p text:style-name="P6">}</text:p>
      <text:p text:style-name="P6"/>
      <text:p text:style-name="P7"><text:span text:style-name="T1">OUTPUT</text:span>:</text:p>
      <text:p text:style-name="P7"/>
      <text:p text:style-name="P5"/>
      <text:p text:style-name="P5"><text:s/>Menu </text:p>
      <text:p text:style-name="P5"/>
      <text:p text:style-name="P5">1-input </text:p>
      <text:p text:style-name="P5">2-sort and display </text:p>
      <text:p text:style-name="P5">3-EXIT</text:p>
      <text:p text:style-name="P5">enter your choice :</text:p>
      <text:p text:style-name="P5">1</text:p>
      <text:p text:style-name="P5"/>
      <text:p text:style-name="P5">Total Number Of String</text:p>
      <text:p text:style-name="P5">5</text:p>
      <text:p text:style-name="P5"/>
      <text:p text:style-name="P5">1 th String:</text:p>
      <text:p text:style-name="P5">h</text:p>
      <text:p text:style-name="P5"/>
      <text:p text:style-name="P5">2 th String:</text:p>
      <text:p text:style-name="P5">m</text:p>
      <text:p text:style-name="P5"/>
      <text:p text:style-name="P5">3 th String:</text:p>
      <text:p text:style-name="P5">u</text:p>
      <text:p text:style-name="P5"/>
      <text:p text:style-name="P5">4 th String:</text:p>
      <text:p text:style-name="P5">a</text:p>
      <text:p text:style-name="P5"><text:soft-page-break/></text:p>
      <text:p text:style-name="P5">5 th String:</text:p>
      <text:p text:style-name="P5">o</text:p>
      <text:p text:style-name="P5"/>
      <text:p text:style-name="P5"/>
      <text:p text:style-name="P5"><text:s/>Menu</text:p>
      <text:p text:style-name="P5"/>
      <text:p text:style-name="P5">1-input</text:p>
      <text:p text:style-name="P5">2-sort and display</text:p>
      <text:p text:style-name="P5">3-EXIT</text:p>
      <text:p text:style-name="P5">enter your choice :</text:p>
      <text:p text:style-name="P5">2</text:p>
      <text:p text:style-name="P5"><text:s text:c="8"/>a <text:s text:c="6"/>h <text:s text:c="6"/>m <text:s text:c="6"/>o <text:s text:c="6"/>u</text:p>
      <text:p text:style-name="P5"/>
      <text:p text:style-name="P5"><text:s/>Menu</text:p>
      <text:p text:style-name="P5"/>
      <text:p text:style-name="P5">1-input</text:p>
      <text:p text:style-name="P5">2-sort and display</text:p>
      <text:p text:style-name="P5">3-EXIT</text:p>
      <text:p text:style-name="P5">enter your choice :</text:p>
      <text:p text:style-name="P5">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3-03T20:10:30.185000000</dc:date>
    <meta:editing-duration>PT3H5M54S</meta:editing-duration>
    <meta:editing-cycles>16</meta:editing-cycles>
    <meta:generator>LibreOffice/7.3.0.3$Windows_X86_64 LibreOffice_project/0f246aa12d0eee4a0f7adcefbf7c878fc2238db3</meta:generator>
    <meta:document-statistic meta:table-count="0" meta:image-count="0" meta:object-count="0" meta:page-count="3" meta:paragraph-count="109" meta:word-count="286" meta:character-count="2468" meta:non-whitespace-character-count="1474"/>
  </office:meta>
</office:document-meta>
</file>